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acro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IF([.D2]&gt;10;&quot;És major&quot;; IF([.D2]&lt;10;&quot;És menor&quot;;&quot;És deu&quot;))" office:value-type="string" office:string-value="És deu" calcext:value-type="string">
            <text:p>És deu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acro 2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MOD([.D4];2)=0;&quot;És parell&quot;;&quot;És senar&quot;)" office:value-type="string" office:string-value="És parell" calcext:value-type="string">
            <text:p>És parell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acro 3</text:p>
          </table:table-cell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Binari a </text:p>
          </table:table-cell>
          <table:table-cell office:value-type="string" calcext:value-type="string">
            <text:p>Octal a </text:p>
          </table:table-cell>
          <table:table-cell office:value-type="string" calcext:value-type="string">
            <text:p>Decimal a</text:p>
          </table:table-cell>
          <table:table-cell office:value-type="string" calcext:value-type="string">
            <text:p>Hexadecimal 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</text:p>
          </table:table-cell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ct</text:p>
          </table:table-cell>
          <table:table-cell/>
          <table:table-cell table:formula="of:=BIN2OCT([.D7];4)" office:value-type="string" office:string-value="0012" calcext:value-type="string">
            <text:p>0012</text:p>
          </table:table-cell>
          <table:table-cell table:formula="of:=BIN2OCT([.D7];8)" office:value-type="string" office:string-value="00000012" calcext:value-type="string">
            <text:p>00000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c</text:p>
          </table:table-cell>
          <table:table-cell table:number-columns-repeated="3"/>
          <table:table-cell table:formula="of:=BIN2DEC([.D7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x</text:p>
          </table:table-cell>
          <table:table-cell table:number-columns-repeated="4"/>
          <table:table-cell table:formula="of:=BIN2HEX([.D7])" office:value-type="string" office:string-value="A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23:20:32.087000000</meta:creation-date>
    <dc:date>2023-01-15T23:34:51.143000000</dc:date>
    <meta:editing-duration>PT14M20S</meta:editing-duration>
    <meta:editing-cycles>1</meta:editing-cycles>
    <meta:document-statistic meta:table-count="1" meta:cell-count="21" meta:object-count="0"/>
    <meta:generator>LibreOffice/7.4.2.3$Windows_X86_64 LibreOffice_project/382eef1f22670f7f4118c8c2dd222ec7ad009daf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Majormeno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E$2"

dispatcher.executeDispatch(document, ".uno:GoToCell", "", 0, args1())

rem ----------------------------------------------------------------------
dim args2(0) as new com.sun.star.beans.PropertyValue
args2(0).Name = "StringName"
args2(0).Value = "="

dispatcher.executeDispatch(document, ".uno:EnterString", "", 0, args2())

rem ----------------------------------------------------------------------
dim args3(0) as new com.sun.star.beans.PropertyValue
args3(0).Name = "StringName"
args3(0).Value = "=if(D2&gt;10;"+CHR$(34)+"És major"+CHR$(34)+"; if(D2&lt;10;"+CHR$(34)+"És menor"+CHR$(34)+";"+CHR$(34)+"És deu"+CHR$(34)+"))"

dispatcher.executeDispatch(document, ".uno:EnterString", "", 0, args3())


end sub


sub ParellSena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="

dispatcher.executeDispatch(document, ".uno:EnterString", "", 0, args1())

rem ----------------------------------------------------------------------
dim args2(1) as new com.sun.star.beans.PropertyValue
args2(0).Name = "By"
args2(0).Value = 1
args2(1).Name = "Sel"
args2(1).Value = false

dispatcher.executeDispatch(document, ".uno:GoUp", "", 0, args2())

rem ----------------------------------------------------------------------
dim args3(1) as new com.sun.star.beans.PropertyValue
args3(0).Name = "By"
args3(0).Value = 1
args3(1).Name = "Sel"
args3(1).Value = false

dispatcher.executeDispatch(document, ".uno:GoLeft", "", 0, args3())

rem ----------------------------------------------------------------------
dim args4(0) as new com.sun.star.beans.PropertyValue
args4(0).Name = "StringName"
args4(0).Value = "3"

dispatcher.executeDispatch(document, ".uno:EnterString", "", 0, args4())

rem ----------------------------------------------------------------------
dispatcher.executeDispatch(document, ".uno:JumpToNextCell", "", 0, Array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0) as new com.sun.star.beans.PropertyValue
args7(0).Name = "StringName"
args7(0).Value = "4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
end sub


sub Bin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=bin2oct(d7:4)"

dispatcher.executeDispatch(document, ".uno:EnterString", "", 0, args1())

rem ----------------------------------------------------------------------
dim args2(0) as new com.sun.star.beans.PropertyValue
args2(0).Name = "ToPoint"
args2(0).Value = "$E$8"

dispatcher.executeDispatch(document, ".uno:GoToCell", "", 0, args2())

rem ----------------------------------------------------------------------
dim args3(0) as new com.sun.star.beans.PropertyValue
args3(0).Name = "StringName"
args3(0).Value = "=BIN2OCT(D7;4)"

dispatcher.executeDispatch(document, ".uno:EnterString", "", 0, args3())

rem ----------------------------------------------------------------------
dim args4(0) as new com.sun.star.beans.PropertyValue
args4(0).Name = "ToPoint"
args4(0).Value = "$D$7"

dispatcher.executeDispatch(document, ".uno:GoToCell", "", 0, args4())

rem ----------------------------------------------------------------------
dim args5(0) as new com.sun.star.beans.PropertyValue
args5(0).Name = "StringName"
args5(0).Value = "1010"

dispatcher.executeDispatch(document, ".uno:EnterString", "", 0, args5())

rem ----------------------------------------------------------------------
dim args6(0) as new com.sun.star.beans.PropertyValue
args6(0).Name = "ToPoint"
args6(0).Value = "$E$8"

dispatcher.executeDispatch(document, ".uno:GoToCell", "", 0, args6())

rem ----------------------------------------------------------------------
dim args7(0) as new com.sun.star.beans.PropertyValue
args7(0).Name = "ToPoint"
args7(0).Value = "$E$7"

dispatcher.executeDispatch(document, ".uno:GoToCell", "", 0, args7())

rem ----------------------------------------------------------------------
dim args8(0) as new com.sun.star.beans.PropertyValue
args8(0).Name = "ToPoint"
args8(0).Value = "$D$7"

dispatcher.executeDispatch(document, ".uno:GoToCell", "", 0, args8())

rem ----------------------------------------------------------------------
dim args9(0) as new com.sun.star.beans.PropertyValue
args9(0).Name = "ToPoint"
args9(0).Value = "$E$7"

dispatcher.executeDispatch(document, ".uno:GoToCell", "", 0, args9())

rem ----------------------------------------------------------------------
dim args10(0) as new com.sun.star.beans.PropertyValue
args10(0).Name = "ToPoint"
args10(0).Value = "$F$7"

dispatcher.executeDispatch(document, ".uno:GoToCell", "", 0, args10())

rem ----------------------------------------------------------------------
dim args11(0) as new com.sun.star.beans.PropertyValue
args11(0).Name = "ToPoint"
args11(0).Value = "$F$7"

dispatcher.executeDispatch(document, ".uno:GoToCell", "", 0, args11())

rem ----------------------------------------------------------------------
dim args12(0) as new com.sun.star.beans.PropertyValue
args12(0).Name = "ToPoint"
args12(0).Value = "$F$7"

dispatcher.executeDispatch(document, ".uno:GoToCell", "", 0, args12())

rem ----------------------------------------------------------------------
dim args13(0) as new com.sun.star.beans.PropertyValue
args13(0).Name = "StringName"
args13(0).Value = "=D7"

dispatcher.executeDispatch(document, ".uno:EnterString", "", 0, args13())

rem ----------------------------------------------------------------------
dim args14(0) as new com.sun.star.beans.PropertyValue
args14(0).Name = "ToPoint"
args14(0).Value = "$E$8"

dispatcher.executeDispatch(document, ".uno:GoToCell", "", 0, args14())

rem ----------------------------------------------------------------------
dim args15(0) as new com.sun.star.beans.PropertyValue
args15(0).Name = "ToPoint"
args15(0).Value = "$F$8"

dispatcher.executeDispatch(document, ".uno:GoToCell", "", 0, args15())

rem ----------------------------------------------------------------------
dim args16(0) as new com.sun.star.beans.PropertyValue
args16(0).Name = "StringName"
args16(0).Value = "=bin2oct(d8:4)"

dispatcher.executeDispatch(document, ".uno:EnterString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Up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F$8"

dispatcher.executeDispatch(document, ".uno:GoToCell", "", 0, args19())

rem ----------------------------------------------------------------------
dim args20(0) as new com.sun.star.beans.PropertyValue
args20(0).Name = "StringName"
args20(0).Value = "=BIN2OCT(D8;4)"

dispatcher.executeDispatch(document, ".uno:EnterString", "", 0, args20())

rem ----------------------------------------------------------------------
dim args21(1) as new com.sun.star.beans.PropertyValue
args21(0).Name = "By"
args21(0).Value = 1
args21(1).Name = "Sel"
args21(1).Value = false

dispatcher.executeDispatch(document, ".uno:GoUp", "", 0, args21())

rem ----------------------------------------------------------------------
dim args22(0) as new com.sun.star.beans.PropertyValue
args22(0).Name = "StringName"
args22(0).Value = "=BIN2OCT(D7;4)"

dispatcher.executeDispatch(document, ".uno:EnterString", "", 0, args22())

rem ----------------------------------------------------------------------
dim args23(0) as new com.sun.star.beans.PropertyValue
args23(0).Name = "ToPoint"
args23(0).Value = "$F$8"

dispatcher.executeDispatch(document, ".uno:GoToCell", "", 0, args23())

rem ----------------------------------------------------------------------
dim args24(0) as new com.sun.star.beans.PropertyValue
args24(0).Name = "ToPoint"
args24(0).Value = "$F$8"

dispatcher.executeDispatch(document, ".uno:GoToCell", "", 0, args24())

rem ----------------------------------------------------------------------
dim args25(0) as new com.sun.star.beans.PropertyValue
args25(0).Name = "StringName"
args25(0).Value = "=BIN2OCT(D7;8)"

dispatcher.executeDispatch(document, ".uno:EnterString", "", 0, args25())

rem ----------------------------------------------------------------------
dim args26(0) as new com.sun.star.beans.PropertyValue
args26(0).Name = "ToPoint"
args26(0).Value = "$F$8"

dispatcher.executeDispatch(document, ".uno:GoToCell", "", 0, args26())

rem ----------------------------------------------------------------------
dim args27(0) as new com.sun.star.beans.PropertyValue
args27(0).Name = "ToPoint"
args27(0).Value = "$G$8"

dispatcher.executeDispatch(document, ".uno:GoToCell", "", 0, args27())

rem ----------------------------------------------------------------------
dim args28(0) as new com.sun.star.beans.PropertyValue
args28(0).Name = "ToPoint"
args28(0).Value = "$G$9"

dispatcher.executeDispatch(document, ".uno:GoToCell", "", 0, args28())

rem ----------------------------------------------------------------------
dim args29(0) as new com.sun.star.beans.PropertyValue
args29(0).Name = "ToPoint"
args29(0).Value = "$G$7"

dispatcher.executeDispatch(document, ".uno:GoToCell", "", 0, args29())

rem ----------------------------------------------------------------------
dim args30(0) as new com.sun.star.beans.PropertyValue
args30(0).Name = "ToPoint"
args30(0).Value = "$F$7"

dispatcher.executeDispatch(document, ".uno:GoToCell", "", 0, args30())

rem ----------------------------------------------------------------------
dim args31(0) as new com.sun.star.beans.PropertyValue
args31(0).Name = "ToPoint"
args31(0).Value = "$E$7"

dispatcher.executeDispatch(document, ".uno:GoToCell", "", 0, args31())

rem ----------------------------------------------------------------------
dispatcher.executeDispatch(document, ".uno:ClearContents", "", 0, Array())

rem ----------------------------------------------------------------------
dim args33(0) as new com.sun.star.beans.PropertyValue
args33(0).Name = "ToPoint"
args33(0).Value = "$F$7"

dispatcher.executeDispatch(document, ".uno:GoToCell", "", 0, args33())

rem ----------------------------------------------------------------------
dispatcher.executeDispatch(document, ".uno:ClearContents", "", 0, Array())

rem ----------------------------------------------------------------------
dim args35(0) as new com.sun.star.beans.PropertyValue
args35(0).Name = "ToPoint"
args35(0).Value = "$G$8"

dispatcher.executeDispatch(document, ".uno:GoToCell", "", 0, args35())

rem ----------------------------------------------------------------------
dim args36(0) as new com.sun.star.beans.PropertyValue
args36(0).Name = "ToPoint"
args36(0).Value = "$G$9"

dispatcher.executeDispatch(document, ".uno:GoToCell", "", 0, args36())

rem ----------------------------------------------------------------------
dim args37(0) as new com.sun.star.beans.PropertyValue
args37(0).Name = "ToPoint"
args37(0).Value = "$G$9"

dispatcher.executeDispatch(document, ".uno:GoToCell", "", 0, args37())

rem ----------------------------------------------------------------------
dim args38(0) as new com.sun.star.beans.PropertyValue
args38(0).Name = "StringName"
args38(0).Value = "=bin2dec(D7;16)"

dispatcher.executeDispatch(document, ".uno:EnterString", "", 0, args38())

rem ----------------------------------------------------------------------
dim args39(0) as new com.sun.star.beans.PropertyValue
args39(0).Name = "ToPoint"
args39(0).Value = "$G$8"

dispatcher.executeDispatch(document, ".uno:GoToCell", "", 0, args39())

rem ----------------------------------------------------------------------
dim args40(0) as new com.sun.star.beans.PropertyValue
args40(0).Name = "ToPoint"
args40(0).Value = "$G$9"

dispatcher.executeDispatch(document, ".uno:GoToCell", "", 0, args40())

rem ----------------------------------------------------------------------
dim args41(0) as new com.sun.star.beans.PropertyValue
args41(0).Name = "StringName"
args41(0).Value = "=BIN2DEC(D7:16)"

dispatcher.executeDispatch(document, ".uno:EnterString", "", 0, args41())

rem ----------------------------------------------------------------------
dim args42(0) as new com.sun.star.beans.PropertyValue
args42(0).Name = "ToPoint"
args42(0).Value = "$G$9"

dispatcher.executeDispatch(document, ".uno:GoToCell", "", 0, args42())

rem ----------------------------------------------------------------------
dim args43(0) as new com.sun.star.beans.PropertyValue
args43(0).Name = "StringName"
args43(0).Value = "=BIN2DEC(D7;16)"

dispatcher.executeDispatch(document, ".uno:EnterString", "", 0, args43())

rem ----------------------------------------------------------------------
dim args44(0) as new com.sun.star.beans.PropertyValue
args44(0).Name = "ToPoint"
args44(0).Value = "$G$9"

dispatcher.executeDispatch(document, ".uno:GoToCell", "", 0, args44())

rem ----------------------------------------------------------------------
dim args45(0) as new com.sun.star.beans.PropertyValue
args45(0).Name = "ToPoint"
args45(0).Value = "$G$7"

dispatcher.executeDispatch(document, ".uno:GoToCell", "", 0, args45())

rem ----------------------------------------------------------------------
dim args46(0) as new com.sun.star.beans.PropertyValue
args46(0).Name = "ToPoint"
args46(0).Value = "$G$8"

dispatcher.executeDispatch(document, ".uno:GoToCell", "", 0, args46())

rem ----------------------------------------------------------------------
dim args47(0) as new com.sun.star.beans.PropertyValue
args47(0).Name = "ToPoint"
args47(0).Value = "$F$8"

dispatcher.executeDispatch(document, ".uno:GoToCell", "", 0, args47())

rem ----------------------------------------------------------------------
dim args48(0) as new com.sun.star.beans.PropertyValue
args48(0).Name = "ToPoint"
args48(0).Value = "$G$9"

dispatcher.executeDispatch(document, ".uno:GoToCell", "", 0, args48())

rem ----------------------------------------------------------------------
dim args49(0) as new com.sun.star.beans.PropertyValue
args49(0).Name = "ToPoint"
args49(0).Value = "$G$9"

dispatcher.executeDispatch(document, ".uno:GoToCell", "", 0, args49())

rem ----------------------------------------------------------------------
dim args50(0) as new com.sun.star.beans.PropertyValue
args50(0).Name = "StringName"
args50(0).Value = "=BIN2DEC(D7/16)"

dispatcher.executeDispatch(document, ".uno:EnterString", "", 0, args50())

rem ----------------------------------------------------------------------
dim args51(1) as new com.sun.star.beans.PropertyValue
args51(0).Name = "By"
args51(0).Value = 1
args51(1).Name = "Sel"
args51(1).Value = false

dispatcher.executeDispatch(document, ".uno:GoUp", "", 0, args51())

rem ----------------------------------------------------------------------
dispatcher.executeDispatch(document, ".uno:JumpToNextCell", "", 0, Array())

rem ----------------------------------------------------------------------
dim args53(1) as new com.sun.star.beans.PropertyValue
args53(0).Name = "By"
args53(0).Value = 1
args53(1).Name = "Sel"
args53(1).Value = false

dispatcher.executeDispatch(document, ".uno:GoUp", "", 0, args53())

rem ----------------------------------------------------------------------
dim args54(0) as new com.sun.star.beans.PropertyValue
args54(0).Name = "ToPoint"
args54(0).Value = "$G$9"

dispatcher.executeDispatch(document, ".uno:GoToCell", "", 0, args54())

rem ----------------------------------------------------------------------
dim args55(0) as new com.sun.star.beans.PropertyValue
args55(0).Name = "StringName"
args55(0).Value = "=BIN2DEC(D7;4)"

dispatcher.executeDispatch(document, ".uno:EnterString", "", 0, args55())

rem ----------------------------------------------------------------------
dim args56(1) as new com.sun.star.beans.PropertyValue
args56(0).Name = "By"
args56(0).Value = 1
args56(1).Name = "Sel"
args56(1).Value = false

dispatcher.executeDispatch(document, ".uno:GoUp", "", 0, args56())

rem ----------------------------------------------------------------------
dim args57(0) as new com.sun.star.beans.PropertyValue
args57(0).Name = "ToPoint"
args57(0).Value = "$G$9"

dispatcher.executeDispatch(document, ".uno:GoToCell", "", 0, args57())

rem ----------------------------------------------------------------------
dim args58(0) as new com.sun.star.beans.PropertyValue
args58(0).Name = "ToPoint"
args58(0).Value = "$H$10"

dispatcher.executeDispatch(document, ".uno:GoToCell", "", 0, args58())

rem ----------------------------------------------------------------------
dim args59(1) as new com.sun.star.beans.PropertyValue
args59(0).Name = "By"
args59(0).Value = 1
args59(1).Name = "Sel"
args59(1).Value = false

dispatcher.executeDispatch(document, ".uno:GoUp", "", 0, args59())

rem ----------------------------------------------------------------------
dim args60(0) as new com.sun.star.beans.PropertyValue
args60(0).Name = "ToPoint"
args60(0).Value = "$G$9"

dispatcher.executeDispatch(document, ".uno:GoToCell", "", 0, args60())

rem ----------------------------------------------------------------------
dim args61(0) as new com.sun.star.beans.PropertyValue
args61(0).Name = "StringName"
args61(0).Value = "=BIN2DEC(D7;10)"

dispatcher.executeDispatch(document, ".uno:EnterString", "", 0, args61())

rem ----------------------------------------------------------------------
dim args62(1) as new com.sun.star.beans.PropertyValue
args62(0).Name = "By"
args62(0).Value = 1
args62(1).Name = "Sel"
args62(1).Value = false

dispatcher.executeDispatch(document, ".uno:GoUp", "", 0, args62())

rem ----------------------------------------------------------------------
dim args63(0) as new com.sun.star.beans.PropertyValue
args63(0).Name = "ToPoint"
args63(0).Value = "$G$9"

dispatcher.executeDispatch(document, ".uno:GoToCell", "", 0, args63())

rem ----------------------------------------------------------------------
dim args64(0) as new com.sun.star.beans.PropertyValue
args64(0).Name = "StringName"
args64(0).Value = "=BIN2DEC(D7)"

dispatcher.executeDispatch(document, ".uno:EnterString", "", 0, args64())

rem ----------------------------------------------------------------------
dim args65(0) as new com.sun.star.beans.PropertyValue
args65(0).Name = "ToPoint"
args65(0).Value = "$G$9"

dispatcher.executeDispatch(document, ".uno:GoToCell", "", 0, args65())

rem ----------------------------------------------------------------------
dim args66(0) as new com.sun.star.beans.PropertyValue
args66(0).Name = "ToPoint"
args66(0).Value = "$H$10"

dispatcher.executeDispatch(document, ".uno:GoToCell", "", 0, args66())

rem ----------------------------------------------------------------------
dim args67(0) as new com.sun.star.beans.PropertyValue
args67(0).Name = "StringName"
args67(0).Value = "=BIN2HEX(D7)"

dispatcher.executeDispatch(document, ".uno:EnterString", "", 0, args67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